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0707ff" officeooo:paragraph-rsid="000707ff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0.5pt" style:text-underline-style="solid" style:text-underline-width="auto" style:text-underline-color="font-color" fo:font-weight="bold" officeooo:rsid="000707ff" officeooo:paragraph-rsid="000707ff" style:font-size-asian="9.14999961853027pt" style:font-weight-asian="bold" style:font-size-complex="10.5pt" style:font-weight-complex="bold"/>
    </style:style>
    <style:style style:name="P3" style:family="paragraph" style:parent-style-name="Standard">
      <style:text-properties fo:font-size="13pt" style:text-underline-style="none" fo:font-weight="normal" officeooo:rsid="000707ff" officeooo:paragraph-rsid="000707ff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officeooo:rsid="0008f65d" officeooo:paragraph-rsid="0008f65d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style="italic" style:text-underline-style="none" fo:font-weight="normal" officeooo:rsid="000707ff" officeooo:paragraph-rsid="000707ff" style:font-size-asian="13pt" style:font-style-asian="italic" style:font-weight-asian="normal" style:font-size-complex="13pt" style:font-style-complex="italic" style:font-weight-complex="normal"/>
    </style:style>
    <style:style style:name="P6" style:family="paragraph" style:parent-style-name="Standard">
      <style:text-properties fo:font-size="13pt" fo:font-style="italic" style:text-underline-style="none" fo:font-weight="normal" officeooo:rsid="0008f65d" officeooo:paragraph-rsid="0008f65d" fo:background-color="transparent" style:font-size-asian="11.3500003814697pt" style:font-style-asian="italic" style:font-weight-asian="normal" style:font-size-complex="13pt" style:font-style-complex="italic" style:font-weight-complex="normal"/>
    </style:style>
    <style:style style:name="P7" style:family="paragraph" style:parent-style-name="Standard">
      <style:text-properties fo:font-size="13pt" fo:font-style="normal" style:text-underline-style="none" fo:font-weight="normal" officeooo:rsid="000707ff" officeooo:paragraph-rsid="000707ff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text-properties fo:font-size="13pt" fo:font-style="normal" style:text-underline-style="none" fo:font-weight="normal" officeooo:rsid="000707ff" officeooo:paragraph-rsid="000707ff" fo:background-color="transparent" style:font-size-asian="11.3500003814697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text-properties fo:font-size="13pt" fo:font-style="normal" style:text-underline-style="none" fo:font-weight="normal" officeooo:rsid="0008f65d" officeooo:paragraph-rsid="0008f65d" fo:background-color="transparent" style:font-size-asian="11.3500003814697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text-properties fo:font-size="13pt" fo:font-style="normal" style:text-underline-style="none" fo:font-weight="normal" officeooo:rsid="0009084a" officeooo:paragraph-rsid="0008f65d" fo:background-color="transparent" style:font-size-asian="11.3500003814697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text-properties fo:font-size="13pt" fo:font-style="normal" style:text-underline-style="none" fo:font-weight="normal" officeooo:rsid="0009084a" officeooo:paragraph-rsid="0009084a" fo:background-color="transparent" style:font-size-asian="11.3500003814697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text-properties fo:font-size="13pt" fo:font-style="normal" style:text-underline-style="none" fo:font-weight="bold" officeooo:rsid="0008f65d" officeooo:paragraph-rsid="0008f65d" fo:background-color="transparent" style:font-size-asian="11.3500003814697pt" style:font-style-asian="normal" style:font-weight-asian="bold" style:font-size-complex="13pt" style:font-style-complex="normal" style:font-weight-complex="bold"/>
    </style:style>
    <style:style style:name="P13" style:family="paragraph" style:parent-style-name="Standard">
      <style:text-properties fo:font-size="13pt" fo:font-style="normal" style:text-underline-style="none" fo:font-weight="bold" officeooo:rsid="0009084a" officeooo:paragraph-rsid="0009084a" fo:background-color="transparent" style:font-size-asian="11.3500003814697pt" style:font-style-asian="normal" style:font-weight-asian="bold" style:font-size-complex="13pt" style:font-style-complex="normal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8f6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 processing-</text:p>
      <text:p text:style-name="P2"/>
      <text:p text:style-name="P3">Our database</text:p>
      <text:p text:style-name="P3"/>
      <text:p text:style-name="P3">Fire database …...queries (questions) of various domains......file me daal dia</text:p>
      <text:p text:style-name="P3"/>
      <text:p text:style-name="P4">Removing unwanted unicode format.</text:p>
      <text:p text:style-name="P3"/>
      <text:p text:style-name="P3">Stop words............of frequency greater than 150 and length smaller than 5</text:p>
      <text:p text:style-name="P5"><text:span text:style-name="T1">Graph of Stop Words</text:span></text:p>
      <text:p text:style-name="P7"/>
      <text:p text:style-name="P7">Frequency of each word to calculate inverse frequency ratio</text:p>
      <text:p text:style-name="P7"/>
      <text:p text:style-name="P7">Making a slang dictionary using <text:span text:style-name="T2">nltk</text:span></text:p>
      <text:p text:style-name="P8"/>
      <text:p text:style-name="P8"/>
      <text:p text:style-name="P8">Users query</text:p>
      <text:p text:style-name="P8"/>
      <text:p text:style-name="P8">broken down into tokens</text:p>
      <text:p text:style-name="P8"><text:s text:c="2"/>tokens – noisy word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The user enters a questions in a very noisy format.</text:p>
      <text:p text:style-name="P8"/>
      <text:p text:style-name="P8">The question is <text:span text:style-name="T3">processed to make easier processing.</text:span></text:p>
      <text:p text:style-name="P9">Converting to lower case</text:p>
      <text:p text:style-name="P8"/>
      <text:p text:style-name="P6">Justification of removing – and not replacing it</text:p>
      <text:p text:style-name="P6"/>
      <text:p text:style-name="P9">Removing slang words</text:p>
      <text:p text:style-name="P9"/>
      <text:p text:style-name="P12">Generating possible matches for entered question</text:p>
      <text:p text:style-name="P12"/>
      <text:p text:style-name="P9"/>
      <text:p text:style-name="P9">Reduced our domain to calculate possible matches-</text:p>
      <text:p text:style-name="P6">Constructed a list of all questions having length &lt;4* and &gt;.7*</text:p>
      <text:p text:style-name="P6"/>
      <text:p text:style-name="P9"/>
      <text:p text:style-name="P9">Tabulating possible matches to our word according to weight assigned </text:p>
      <text:p text:style-name="P6">If first alphabet or last alphabet matches</text:p>
      <text:p text:style-name="P6">Using lcs ,ld,similarity ratio</text:p>
      <text:p text:style-name="P6"/>
      <text:p text:style-name="P9">Faster Processing by maintaining a database of already entered words by user</text:p>
      <text:p text:style-name="P11">#after generating weight for each entered word the matched words are added to questions containing these words using ratio of word length / question length</text:p>
      <text:p text:style-name="P10"/>
      <text:p text:style-name="P9"/>
      <text:p text:style-name="P9"/>
      <text:p text:style-name="P9"/>
      <text:p text:style-name="P13">Tabulating best possible match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6T04:33:51.218773457</meta:creation-date>
    <dc:date>2015-07-16T05:10:55.565727933</dc:date>
    <meta:editing-duration>PT4M53S</meta:editing-duration>
    <meta:editing-cycles>1</meta:editing-cycles>
    <meta:document-statistic meta:table-count="0" meta:image-count="0" meta:object-count="0" meta:page-count="2" meta:paragraph-count="25" meta:word-count="175" meta:character-count="1141" meta:non-whitespace-character-count="986"/>
    <meta:generator>LibreOffice/4.2.3.3$Linux_X86_64 LibreOffice_project/420m0$Build-3</meta:generator>
  </office:meta>
</office:document-meta>
</file>